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7cm" svg:height="11.9cm" svg:x="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0.8cm" svg:x="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1cm" svg:x="2.5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1cm" svg:x="6.6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1cm" svg:x="10.7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1cm" svg:x="14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5cm" svg:x="2.4cm" svg:y="12.4cm">
          <text:p text:style-name="P1">Ellenőriz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5cm" svg:x="6.2cm" svg:y="12.4cm">
          <text:p text:style-name="P1">Segítsé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5cm" svg:x="14.9cm" svg:y="12.4cm">
          <text:p text:style-name="P1">Súgó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cm" svg:height="6.4cm" svg:x="2.5cm" svg:y="5.5cm">
          <text:p text:style-name="P1"><text:span text:style-name="T1">Ügyes vagy :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5cm" svg:x="9.3cm" svg:y="12.4cm">
          <text:p text:style-name="P1">Következő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ombitás Péter</meta:initial-creator>
    <meta:creation-date>2013-12-11T20:33:57</meta:creation-date>
    <dc:date>2013-12-11T20:51:51</dc:date>
    <dc:creator>Trombitás Péter</dc:creator>
    <meta:editing-duration>PT16M10S</meta:editing-duration>
    <meta:editing-cycles>4</meta:editing-cycles>
    <meta:generator>LibreOffice/4.0.4.2$Linux_X86_64 LibreOffice_project/400m0$Build-2</meta:generator>
    <meta:document-statistic meta:object-count="11"/>
  </office:meta>
</office:document-meta>
</file>